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41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60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8:07:57.253902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7:58:59.610590458</dc:date>
    <meta:editing-duration>P2DT5H14M</meta:editing-duration>
    <meta:editing-cycles>469</meta:editing-cycles>
    <meta:generator>LibreOffice/5.1.6.2$Linux_X86_64 LibreOffice_project/10m0$Build-2</meta:generator>
    <meta:document-statistic meta:table-count="1" meta:cell-count="9045" meta:object-count="0"/>
  </office:meta>
</office:document-meta>
</file>